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5"/>
    <style:style style:name="P2" style:family="paragraph" style:parent-style-name="Text_20_body" style:list-style-name="L6"/>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NET and Visual Studio Code</text:h>
      <text:h text:style-name="Heading_20_1" text:outline-level="1">Introduction</text:h>
      <text:p text:style-name="Text_20_body">This summary provides an overview of key concepts in modern software development, focusing on the .NET environment and its integration with Visual Studio Code. It explains how front-end and back-end development roles utilize programming skills to create seamless applications, outlines the significance of the .NET ecosystem, and details how Visual Studio Code enhances development efficiency.</text:p>
      <text:h text:style-name="Heading_20_2" text:outline-level="2">The Purpose of a .NET Environment</text:h>
      <text:p text:style-name="Text_20_body">The .NET environment is a software development platform created by Microsoft that simplifies the process of building, deploying, and running applications across different operating systems, such as Windows, Linux, and macOS. By offering a unified set of tools and pre-built code, .NET supports multiple programming languages like C#, F#, and Visual Basic. This flexibility makes .NET ideal for various development projects, including web, desktop, mobile, cloud, and IoT applications. Its cross-platform capability allows developers to leverage their skills across diverse environments, enhancing productivity and application performance.</text:p>
      <text:h text:style-name="Heading_20_2" text:outline-level="2">How Front-End Engineers Use Programming Skills</text:h>
      <text:p text:style-name="Text_20_body">Front-end engineers use a combination of programming skills and collaborative techniques to develop user-facing elements of web applications. They handle tasks such as:</text:p>
      <text:list xml:id="list803336227" text:style-name="L5">
        <text:list-item>
          <text:p text:style-name="P1">Building interfaces: Using HTML, CSS, and JavaScript to create the structure, style, and interactivity of web pages</text:p>
        </text:list-item>
        <text:list-item>
          <text:p text:style-name="P1">Collaborating with teams: Participating in daily stand-ups, code reviews, and source control management to maintain efficient workflows</text:p>
        </text:list-item>
        <text:list-item>
          <text:p text:style-name="P1">Debugging and optimization: Writing and debugging code, identifying bugs, and optimizing page performance for different devices and browsers.</text:p>
        </text:list-item>
      </text:list>
      <text:p text:style-name="Text_20_body">By working closely with designers and back-end developers, front-end engineers ensure that the visual elements align with the overall user experience goals, providing users a seamless and intuitive interface.</text:p>
      <text:h text:style-name="Heading_20_2" text:outline-level="2">Front-End and Back-End Development</text:h>
      <text:list xml:id="list3807190232" text:style-name="L6">
        <text:list-item>
          <text:p text:style-name="P2">Front-End Development focuses on the visual and interactive components of a website or web application. Front-end developers utilize tools like HTML, CSS, and JavaScript, and frameworks such as React and Angular, to create responsive layouts, animations, and user interfaces that work across various devices. They also optimize performance by reducing <text:soft-page-break/>load times and ensuring compatibility with different browsers.</text:p>
        </text:list-item>
        <text:list-item>
          <text:p text:style-name="P2">Back-end development involves building and maintaining the server-side logic, databases, and infrastructure that support the front-end. Back-end developers use server-side languages like Python, Ruby, or C# to handle data processing, storage, and application logic. They are responsible for creating secure, scalable, and efficient systems, often using frameworks like Django, Express.js, or Spring to streamline these tasks.</text:p>
        </text:list-item>
      </text:list>
      <text:h text:style-name="Heading_20_2" text:outline-level="2">The .NET Ecosystem: Significance and Versions</text:h>
      <text:p text:style-name="Text_20_body">The .NET ecosystem is an essential platform for modern software development due to its versatility and comprehensive toolset. Originally launched as the .NET Framework for Windows applications, it has evolved into a cross-platform solution with the introduction of .NET Core and .NET 5, supporting development across various operating systems. Key features of .NET include:</text:p>
      <text:list xml:id="list1104243075" text:style-name="L7">
        <text:list-item>
          <text:p text:style-name="P3">Cross-platform compatibility: Allows development on Windows, Linux, and macOS.</text:p>
        </text:list-item>
        <text:list-item>
          <text:p text:style-name="P3">Multiple language support: Supports languages like C#, F#, and Visual Basic</text:p>
        </text:list-item>
        <text:list-item>
          <text:p text:style-name="P3">Reusable code and libraries: Offers a robust set of libraries and tools for diverse applications, from web to cloud and IoT development.</text:p>
        </text:list-item>
      </text:list>
      <text:p text:style-name="Text_20_body">These features make the .NET platform a preferred choice for developers looking to create scalable, high-performance applications in today's competitive technology landscape.</text:p>
      <text:h text:style-name="Heading_20_3" text:outline-level="3">Integration of Visual Studio Code with .NET</text:h>
      <text:p text:style-name="Text_20_body">Visual Studio Code (VS Code) is a lightweight, yet powerful code editor that integrates seamlessly with the .NET environment. Designed to enhance developer productivity, it offers features such as:</text:p>
      <text:list xml:id="list967477775" text:style-name="L8">
        <text:list-item>
          <text:p text:style-name="P4">Comprehensive toolset: Supports writing, debugging, and deploying .NET applications in one place.</text:p>
        </text:list-item>
        <text:list-item>
          <text:p text:style-name="P4">Extension marketplace: Provides a wide range of extensions, like the C# extension, which supports advanced features like IntelliSense for smart code completion.</text:p>
        </text:list-item>
        <text:list-item>
          <text:p text:style-name="P4">Cross-platform capabilities: Enables development across different operating systems, with strong community support to help solve challenges.</text:p>
        </text:list-item>
      </text:list>
      <text:p text:style-name="Text_20_body">By integrating with .NET, VS Code streamlines the entire development process, allowing developers to focus on building high-quality applications without switching between multiple tools.</text:p>
      <text:h text:style-name="Heading_20_1" text:outline-level="1"><text:soft-page-break/>Visual Studio Code and .NET Integration</text:h>
      <text:h text:style-name="Heading_20_1" text:outline-level="1">Introduction</text:h>
      <text:p text:style-name="Text_20_body">Visual Studio Code (VS Code) is a versatile and lightweight Integrated Development Environment (IDE) designed to support developers in writing, debugging, and deploying code efficiently. This summary covers its core features and its role in the .NET development workflow.</text:p>
      <text:h text:style-name="Heading_20_2" text:outline-level="2">Overview of Visual Studio Code</text:h>
      <text:p text:style-name="Text_20_body">Visual Studio Code is known for its flexibility and ease of use, making it ideal for both novice and experienced developers. As a cross-platform IDE, it offers key features that enhance productivity:</text:p>
      <text:list xml:id="list4062344976" text:style-name="L9">
        <text:list-item>
          <text:p text:style-name="P5">IntelliSense: Provides smart code completions and suggestions, helping developers write code faster and with fewer errors.</text:p>
        </text:list-item>
        <text:list-item>
          <text:p text:style-name="P5">Debugging tools: Allows developers to step through code line-by-line, setting breakpoints to identify and fix errors quickly.</text:p>
        </text:list-item>
        <text:list-item>
          <text:p text:style-name="P5">GitHub integration: Facilitates source control management by tracking code changes and supporting collaboration among team members.</text:p>
        </text:list-item>
        <text:list-item>
          <text:p text:style-name="P5">Extension marketplace: Offers a wide range of extensions that can be added to customize the editor for specific languages and workflows.</text:p>
        </text:list-item>
        <text:list-item>
          <text:p text:style-name="P5">Azure integration: Supports cloud-based services, allowing for seamless integration with Microsoft Azure.</text:p>
        </text:list-item>
      </text:list>
      <text:p text:style-name="Text_20_body">These features collectively make Visual Studio Code a powerful tool for any development project, particularly in the context of .NET development.</text:p>
      <text:h text:style-name="Heading_20_2" text:outline-level="2">Role of Visual Studio Code in the .NET Development Workflow</text:h>
      <text:p text:style-name="Text_20_body">Visual Studio Code is integral to the .NET development workflow, enabling developers to efficiently handle various aspects of their projects:</text:p>
      <text:list xml:id="list2017465788" text:style-name="L10">
        <text:list-item>
          <text:p text:style-name="P6">Project setup and management: VS Code simplifies the creation and management of .NET projects with its intuitive interface and commands that automate repetitive tasks. This reduces the time required for initial setup and allows developers to focus on writing code.</text:p>
        </text:list-item>
        <text:list-item>
          <text:p text:style-name="P6">Coding and debugging: The IDE’s coding features, like IntelliSense and debugging tools, are tailored to support .NET development. Developers can easily write, refine, and debug their code, ensuring high-quality outputs and faster iteration cycles.</text:p>
        </text:list-item>
        <text:list-item>
          <text:p text:style-name="P6"><text:soft-page-break/>Version control: With built-in GitHub integration, Visual Studio Code helps developers manage code changes and maintain a history of modifications. This makes it easy to collaborate with other team members and revert changes if necessary.</text:p>
        </text:list-item>
        <text:list-item>
          <text:p text:style-name="P6">Testing and deployment: VS Code includes tools for writing and running tests directly within the editor, which ensures code reliability. Additionally, it offers streamlined deployment options that allow developers to package and deploy applications to production servers quickly and efficiently.</text:p>
        </text:list-item>
      </text:list>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26T17:31:46.227000000</dc:date>
    <meta:editing-duration>PT19M45S</meta:editing-duration>
    <meta:editing-cycles>1</meta:editing-cycles>
    <meta:document-statistic meta:table-count="0" meta:image-count="0" meta:object-count="0" meta:page-count="4" meta:paragraph-count="43" meta:word-count="1002" meta:character-count="7088" meta:non-whitespace-character-count="6149"/>
    <meta:generator>LibreOffice/7.3.4.2$Windows_X86_64 LibreOffice_project/728fec16bd5f605073805c3c9e7c4212a0120dc5</meta:generator>
  </office:meta>
</office:document-meta>
</file>